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docs.google.com/document/d/1qfWsapnJ-32ISY6DDzustXVeYeTtZ_QrI0ASPEqP8WA/edit?usp=share_lin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9:45:17.263141510</meta:creation-date>
    <dc:date>2023-05-22T19:54:56.653470948</dc:date>
    <meta:editing-duration>PT9M47S</meta:editing-duration>
    <meta:editing-cycles>1</meta:editing-cycles>
    <meta:document-statistic meta:table-count="0" meta:image-count="0" meta:object-count="0" meta:page-count="1" meta:paragraph-count="1" meta:word-count="1" meta:character-count="99" meta:non-whitespace-character-count="99"/>
    <meta:generator>LibreOffice/7.5.2.2$Linux_X86_64 LibreOffice_project/50$Build-2</meta:generator>
  </office:meta>
</office:document-meta>
</file>